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master-page-name="">
      <style:paragraph-properties fo:text-align="center" style:justify-single-word="false" fo:hyphenation-ladder-count="no-limit" style:page-number="auto"/>
      <style:text-properties style:font-name="Arial" fo:font-size="16pt" style:text-underline-style="solid" style:text-underline-width="auto" style:text-underline-color="font-color" fo:font-weight="bold" officeooo:rsid="0008b416" officeooo:paragraph-rsid="0008b416" style:font-size-asian="16pt" style:font-weight-asian="bold" style:font-size-complex="16pt" style:font-weight-complex="bold" fo:hyphenate="true" fo:hyphenation-remain-char-count="2" fo:hyphenation-push-char-count="2"/>
    </style:style>
    <style:style style:name="P2" style:family="paragraph" style:parent-style-name="Standard" style:master-page-name="">
      <style:paragraph-properties fo:text-align="justify" style:justify-single-word="false" fo:hyphenation-ladder-count="no-limit" style:page-number="auto"/>
      <style:text-properties style:font-name="Arial" officeooo:rsid="0008b416" officeooo:paragraph-rsid="0008b416" fo:hyphenate="true" fo:hyphenation-remain-char-count="2" fo:hyphenation-push-char-count="2"/>
    </style:style>
    <style:style style:name="P3" style:family="paragraph" style:parent-style-name="Standard">
      <style:paragraph-properties fo:text-align="justify" style:justify-single-word="false" fo:hyphenation-ladder-count="no-limit"/>
      <style:text-properties style:font-name="Arial" officeooo:rsid="0008b416" officeooo:paragraph-rsid="0008b416" fo:hyphenate="true" fo:hyphenation-remain-char-count="2" fo:hyphenation-push-char-count="2"/>
    </style:style>
    <style:style style:name="P4" style:family="paragraph" style:parent-style-name="Heading_20_1">
      <style:text-properties style:font-name="Arial"/>
    </style:style>
    <style:style style:name="P5" style:family="paragraph" style:parent-style-name="Heading_20_1">
      <style:paragraph-properties fo:text-align="justify" style:justify-single-word="false" fo:hyphenation-ladder-count="no-limit"/>
      <style:text-properties style:font-name="Arial" fo:hyphenate="true" fo:hyphenation-remain-char-count="2" fo:hyphenation-push-char-count="2"/>
    </style:style>
    <style:style style:name="T1" style:family="text">
      <style:text-properties style:font-name="Nimbus Sans L" officeooo:rsid="0008b416"/>
    </style:style>
    <style:style style:name="T2" style:family="text">
      <style:text-properties officeooo:rsid="0008b4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onzept für die Tricargo Lastenrad Telemetrie</text:p>
      <text:p text:style-name="P3"/>
      <text:h text:style-name="P5" text:outline-level="1">Einleitung</text:h>
      <text:p text:style-name="P3">Die Welt steht in Flammen! Alte Transportkonzepte für Mensch und Fracht gelangen an ihre Grenzen, kapazitär(Staus), ökologisch(Luftverschmutzung, Lärm) und sozial(Same-Day-Delivery, Benachteiligungen und Unfälle). Soll der Waren- (und damit Geld-)Fluss in bekanntem Maße aufrecht erhalten oder sogar ausgebaut werden, müssen neue Konzepte her, die von fossilen Energieträgern unabhängig sind, mit dem öffentlichen Raum effizienter umgehen und auch in der Rush Hour noch vorankommen. Den Herausforderungen dieses Wandels haben wir ohne modern ausgestattete Schwerlastenräder nicht viel entgegenzusetzen. </text:p>
      <text:h text:style-name="P5" text:outline-level="1">Ziel<text:span text:style-name="T2"> </text:span></text:h>
      <text:p text:style-name="P3">Erstellt wird ein Hard- und Softwaresystem zur telemetrischen Erfassung der Betriebsdaten eines Lastenrad-Logistikunternehmens. In einer klassischen Server/Client-Architektur verbinden sich die Lastenräder einer Flotte als Clients über das Mobilfunknetz mit einem zentralen Telemetrie-Server. Alle erfassten Daten werden zuerst auf dem jeweiligen Lastenrad gespeichert. Bei einer bestehenden Verbindung zum Server werden die jeweils aktuellsten Daten zwecks Live-Tracking an den Server übertragen. </text:p>
      <text:p text:style-name="P3">Der vollständige Abgleich aller Daten findet nach Betriebsschluss über das heimische WLAN statt, um ein bestehendes Mobilfunk-Datenvolumen pro Monat nicht zu überschreiten. (zu technisch, auslagern weiter unten) </text:p>
      <text:p text:style-name="P2">Ziel ist die automatische Erfassung aller Daten, die zur Rechnungsstellung und Optimierung der Betriebsabläufe nötig sind. Auch ermöglicht es, den Auftraggeber*innen Live-Daten zur Erfüllung ihres Auftrags zur Verfügung zu stellen </text:p>
      <text:p text:style-name="P3"/>
      <text:p text:style-name="P3">Wir möchten bei der Realisierung weitestgehend auf Open Source Software setzen. Existieren passende, zuverlässige Lösungen, ziehen wir diese eigenem Code vor. </text:p>
      <text:h text:style-name="P4" text:outline-level="1">Sicherheit und VPN:<text:span text:style-name="T2"> </text:span></text:h>
      <text:p text:style-name="P3">Es wird ein zertifikatsbasiertes Virtuelles, Privates Netzwerk mittels OpenVPN aufgebaut, das zwei Zwecken dient: </text:p>
      <text:p text:style-name="P3">Erstens ermöglicht es die sichere, verschlüsselte Kommunikation zwischen Lastenrad-Clients und Telemetrie-Server. </text:p>
      <text:p text:style-name="P3">Zweitens werden über den bidirektionalen VPN-Tunnel auch eingehende Verbindungen zum Lastenrad möglich, die sonst vom Mobilfunknetz verhindert werden. So kann zu jeder Zeit zB zu Wartungszwecken eine SSH-Verbindung zu einem Lastenrad aufgebaut werden. Dies wird vor allem in der Anfangszeit dem Entwicklungsprozess helfen. Sollte sich in Zukunft zeigen, dass ein VPN zuviel Datenoverhead erzeugt oder unzuverlässig ist, kann später auch zu einer monodirektionalen Lösung zB https gewechselt werden. </text:p>
      <text:p text:style-name="P3"/>
      <text:p text:style-name="P3">(Aktuell verwenden alle Clients das gleiche VPN-Zertifikat. Sicherheitsimplikationen sind noch nicht erhoben. Grob geplant ist eine automatische Zertifikatserstellung(womit, wie, wo?) </text:p>
      <text:h text:style-name="P4" text:outline-level="1">Betriebsablauf<text:span text:style-name="T2"> </text:span></text:h>
      <text:p text:style-name="P3">Nach Systemstart startet gpsd, das den GPS-Empfänger über RS232 einbindet und dessen Daten entgegen nimmt. </text:p>
      <text:p text:style-name="P3"><text:soft-page-break/></text:p>
      <text:p text:style-name="P3">Über /etc/rc.local wird ein Skript gestartet, das per gpspipe die Daten von gpsd in eine Datei schreibt. Dabei wird im Dateinamen eine Zahl pro Neustart hochgezählt, zB: /home/pi/data/record-0.log </text:p>
      <text:p text:style-name="P3"/>
      <text:p text:style-name="P3">Kann der Pi über WLAN oder UMTS eine Verbindung zum Internet aufbauen, stellt er danach eine Verbindung zum Tricargo Telemetrie-VPN her. Durch diesen Tunnel erreicht der Pi den Telemetrie-Server. Zu Wartungszwecken kann so auch jeder einzelne Pi zB mit SSH erreicht werden. </text:p>
      <text:h text:style-name="P4" text:outline-level="1">Ausstehend:</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Standard"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lk </meta:initial-creator>
    <meta:creation-date>2016-07-15T21:49:21.901299887</meta:creation-date>
    <dc:date>2016-07-16T00:37:28.822882001</dc:date>
    <dc:creator>Falk </dc:creator>
    <meta:editing-duration>P0D</meta:editing-duration>
    <meta:editing-cycles>2</meta:editing-cycles>
    <meta:generator>LibreOffice/4.2.8.2$Linux_X86_64 LibreOffice_project/420m0$Build-2</meta:generator>
    <meta:document-statistic meta:table-count="0" meta:image-count="0" meta:object-count="0" meta:page-count="2" meta:paragraph-count="18" meta:word-count="423" meta:character-count="3298" meta:non-whitespace-character-count="2878"/>
  </office:meta>
</office:document-meta>
</file>